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Tokens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eplaceToken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Tokens.addConfiguredToken( final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laceTokens.Replace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getNextCh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laceTokens.setBeginToken( final char begin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ge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read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eplaceTokens.ReplaceToken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getEnd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getPropertiesFromFil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laceTokens.setTokens( final Hashtable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get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Tokens.setEndToken( final char end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